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8af2a" officeooo:paragraph-rsid="0008af2a"/>
    </style:style>
    <style:style style:name="P2" style:family="paragraph" style:parent-style-name="Standard">
      <style:paragraph-properties fo:text-align="center" style:justify-single-word="false"/>
      <style:text-properties officeooo:rsid="0008af2a" officeooo:paragraph-rsid="0008af2a"/>
    </style:style>
    <style:style style:name="P3" style:family="paragraph" style:parent-style-name="Standard">
      <style:text-properties fo:font-style="italic" officeooo:rsid="0008af2a" officeooo:paragraph-rsid="0008af2a" style:font-style-asian="italic" style:font-style-complex="italic"/>
    </style:style>
    <style:style style:name="P4" style:family="paragraph" style:parent-style-name="Standard">
      <style:text-properties officeooo:paragraph-rsid="0008af2a"/>
    </style:style>
    <style:style style:name="P5" style:family="paragraph" style:parent-style-name="Standard">
      <style:text-properties officeooo:rsid="000a854a" officeooo:paragraph-rsid="000a854a"/>
    </style:style>
    <style:style style:name="P6" style:family="paragraph" style:parent-style-name="Heading_20_3">
      <style:paragraph-properties fo:break-before="page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officeooo:rsid="0008af2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08af2a"/>
    </style:style>
    <style:style style:name="T5" style:family="text">
      <style:text-properties fo:font-size="8pt" style:font-size-asian="8pt" style:font-size-complex="8pt"/>
    </style:style>
    <style:style style:name="gr1" style:family="graphic">
      <style:graphic-properties svg:stroke-color="#000000" draw:fill-color="#000000" draw:textarea-horizontal-align="justify" draw:textarea-vertical-align="middle" draw:auto-grow-height="false" fo:min-height="0.1346in" fo:min-width="0.13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Fine_20_Dashed"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draw:stroke-dash="Fine_20_Dashed"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29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22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26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299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hirality in Answered Modal Logic</text:p>
      <text:p text:style-name="P2">by Daniel Fischer, Sven Nilsen</text:p>
      <text:p text:style-name="P1"/>
      <text:p text:style-name="P3">In this paper we show that Answered Modal Logic can be contracted to 3 equivalent ternary logics.</text:p>
      <text:p text:style-name="P1"/>
      <text:p text:style-name="P4"><draw:custom-shape text:anchor-type="paragraph" draw:z-index="0" draw:name="Shape1" draw:style-name="gr1" draw:text-style-name="P7" svg:width="0.1894in" svg:height="0.1894in" svg:x="1.8417in" svg:y="0.69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" draw:style-name="gr1" draw:text-style-name="P7" svg:width="0.1894in" svg:height="0.1894in" svg:x="3.0307in" svg:y="0.70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1" draw:text-style-name="P7" svg:width="0.1894in" svg:height="0.1894in" svg:x="1.8339in" svg:y="1.5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1" draw:text-style-name="P7" svg:width="0.1894in" svg:height="0.1894in" svg:x="3.0228in" svg:y="1.5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" draw:name="Shape2" draw:style-name="gr2" draw:text-style-name="P8" svg:x1="1.8972in" svg:y1="0.7709in" svg:x2="3.0862in" svg:y2="0.787in"><text:p/></draw:line><draw:line text:anchor-type="paragraph" draw:z-index="5" draw:name="Shape2" draw:style-name="gr3" draw:text-style-name="P8" svg:x1="1.9362in" svg:y1="1.6839in" svg:x2="3.0862in" svg:y2="1.6839in"><text:p/></draw:line><draw:line text:anchor-type="paragraph" draw:z-index="6" draw:name="Shape2" draw:style-name="gr3" draw:text-style-name="P8" svg:x1="3.1252in" svg:y1="1.6839in" svg:x2="3.1252in" svg:y2="0.8028in"><text:p/></draw:line><draw:line text:anchor-type="paragraph" draw:z-index="7" draw:name="Shape2" draw:style-name="gr3" draw:text-style-name="P8" svg:x1="1.9362in" svg:y1="1.6839in" svg:x2="1.9362in" svg:y2="0.7866in"><text:p/></draw:line><draw:frame text:anchor-type="paragraph" draw:z-index="8" draw:name="Shape3" draw:style-name="gr4" draw:text-style-name="P9" svg:width="0.3386in" svg:height="0.2913in" svg:x="3.3146in" svg:y="0.6925in"><draw:text-box><text:p>□</text:p></draw:text-box></draw:frame><draw:frame text:anchor-type="paragraph" draw:z-index="9" draw:name="Shape3" draw:style-name="gr4" draw:text-style-name="P9" svg:width="0.3386in" svg:height="0.2913in" svg:x="3.3146in" svg:y="0.6925in"><draw:text-box><text:p>□</text:p></draw:text-box></draw:frame><draw:frame text:anchor-type="paragraph" draw:z-index="10" draw:name="Shape3" draw:style-name="gr4" draw:text-style-name="P9" svg:width="0.3386in" svg:height="0.2913in" svg:x="1.6374in" svg:y="0.6535in"><draw:text-box><text:p>!◇</text:p></draw:text-box></draw:frame><draw:frame text:anchor-type="paragraph" draw:z-index="11" draw:name="Shape3" draw:style-name="gr4" draw:text-style-name="P9" svg:width="0.3386in" svg:height="0.2913in" svg:x="1.5346in" svg:y="1.5736in"><draw:text-box><text:p>¬!◇</text:p></draw:text-box></draw:frame><draw:frame text:anchor-type="paragraph" draw:z-index="12" draw:name="Shape3" draw:style-name="gr4" draw:text-style-name="P9" svg:width="0.3386in" svg:height="0.2913in" svg:x="3.2909in" svg:y="1.5819in"><draw:text-box><text:p>¬□</text:p></draw:text-box></draw:frame><draw:frame text:anchor-type="paragraph" draw:z-index="13" draw:name="Shape4" draw:style-name="gr5" draw:text-style-name="P9" svg:width="0.3071in" svg:height="0.2524in" svg:x="1.8189in" svg:y="0.4165in"><draw:text-box><text:p>00</text:p></draw:text-box></draw:frame><draw:frame text:anchor-type="paragraph" draw:z-index="14" draw:name="Shape5" draw:style-name="gr6" draw:text-style-name="P9" svg:width="0.2996in" svg:height="0.2287in" svg:x="3.0154in" svg:y="0.4335in"><draw:text-box><text:p>01</text:p></draw:text-box></draw:frame><draw:frame text:anchor-type="paragraph" draw:z-index="15" draw:name="Shape6" draw:style-name="gr7" draw:text-style-name="P9" svg:width="0.2685in" svg:height="0.2689in" svg:x="1.8339in" svg:y="1.8646in"><draw:text-box><text:p>10</text:p></draw:text-box></draw:frame><draw:frame text:anchor-type="paragraph" draw:z-index="16" draw:name="Shape7" draw:style-name="gr8" draw:text-style-name="P9" svg:width="0.3307in" svg:height="0.2996in" svg:x="3.0075in" svg:y="1.8575in"><draw:text-box><text:p>11</text:p></draw:text-box></draw:frame><text:span text:style-name="T1">Answered Modal Logic</text:span><text:span text:style-name="T4"><text:reference-ref text:reference-format="text" text:ref-name="answered modal logic">[1]</text:reference-ref></text:span><text:span text:style-name="T1"> has 3 contractible sides that form 3 equivalent ternary logics: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This shows that Answered Modal Logic has chirality, an idea suggested by Daniel Fischer.</text:p>
      <text:p text:style-name="P5"/>
      <text:p text:style-name="P5">Here are the 3 truth tables for AND<text:span text:style-name="T3"><text:reference-ref text:reference-format="text" text:ref-name="truth tables">[2]</text:reference-ref></text:span>:</text:p>
      <text:p text:style-name="P5"/>
      <text:p text:style-name="P5"><text:tab/>11 ~= 01<text:tab/><text:tab/>10 ~= 11<text:tab/><text:tab/>00 ~= 10</text:p>
      <text:p text:style-name="P5"><text:tab/>00 00 =&gt; 00<text:tab/><text:tab/>00 00 =&gt; 00<text:tab/><text:tab/>00 00 =&gt; 00</text:p>
      <text:p text:style-name="P5"><text:tab/>00 01 =&gt; 00<text:tab/><text:tab/>00 01 =&gt; 00<text:tab/><text:tab/>00 01 =&gt; 00</text:p>
      <text:p text:style-name="P5"><text:tab/>00 10 =&gt; 00<text:tab/><text:tab/>00 10 =&gt; 00<text:tab/><text:tab/>00 11 =&gt; 00</text:p>
      <text:p text:style-name="P5"><text:tab/>01 00 =&gt; 00<text:tab/><text:tab/>01 00 =&gt; 00<text:tab/><text:tab/>01 00 =&gt; 00</text:p>
      <text:p text:style-name="P5"><text:tab/>01 01 =&gt; 01<text:tab/><text:tab/>01 01 =&gt; 01<text:tab/><text:tab/>01 01 =&gt; 01</text:p>
      <text:p text:style-name="P5"><text:tab/>01 10 =&gt; 10<text:tab/><text:tab/>01 10 =&gt; 10<text:tab/><text:tab/>01 11 =&gt; 11</text:p>
      <text:p text:style-name="P5"><text:tab/>10 00 =&gt; 00<text:tab/><text:tab/>10 00 =&gt; 00<text:tab/><text:tab/>11 00 =&gt; 00</text:p>
      <text:p text:style-name="P5"><text:tab/>10 01 =&gt; 10<text:tab/><text:tab/>10 01 =&gt; 10<text:tab/><text:tab/>11 01 =&gt; 11</text:p>
      <text:p text:style-name="P5"><text:tab/>10 10 =&gt; 10<text:tab/><text:tab/>10 10 =&gt; 10<text:tab/><text:tab/>11 11 =&gt; 11</text:p>
      <text:p text:style-name="P5"/>
      <text:p text:style-name="P5">It is easy to see that “11 ~= 01” has same truth table as “10 ~= 11”.</text:p>
      <text:p text:style-name="P5">The truth table of “00 ~= 10” is constructed from the 2 others by replacing “10” with “11”.</text:p>
      <text:p text:style-name="P5"/>
      <text:h text:style-name="P6" text:outline-level="3">References:</text:h>
      <text:p text:style-name="P5"/>
      <text:p text:style-name="P5"><text:reference-mark-start text:name="answered modal logic"/>[1]<text:reference-mark-end text:name="answered modal logic"/><text:tab/>“Answered Modal Logic”</text:p>
      <text:p text:style-name="P5"><text:tab/>Sven Nilsen, 2020</text:p>
      <text:p text:style-name="P5"><text:tab/><text:a xlink:type="simple" xlink:href="https://github.com/advancedresearch/path_semantics/blob/master/papers-wip/answered-modal-logic.pdf" text:style-name="Internet_20_link" text:visited-style-name="Visited_20_Internet_20_Link"><text:span text:style-name="T2">https://github.com/advancedresearch/path_semantics/blob/master/papers-wip/answered-modal-logic.pdf</text:span></text:a></text:p>
      <text:p text:style-name="P5"/>
      <text:p text:style-name="P5"><text:reference-mark-start text:name="truth tables"/>[2]<text:reference-mark-end text:name="truth tables"/><text:tab/>“Truth Tables for Answered Modal Logic”</text:p>
      <text:p text:style-name="P5"><text:tab/>Sven Nilsen, 2020</text:p>
      <text:p text:style-name="P5"><text:tab/><text:a xlink:type="simple" xlink:href="https://github.com/advancedresearch/path_semantics/blob/master/papers-wip/truth-tables-for-answered-modal-logic.pdf" text:style-name="Internet_20_link" text:visited-style-name="Visited_20_Internet_20_Link"><text:span text:style-name="T5">https://github.com/advancedresearch/path_semantics/blob/master/papers-wip/truth-tables-for-answered-modal-logic.pdf</text:span>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15:24:29.630908000</meta:creation-date>
    <dc:date>2021-04-04T16:46:25.363301000</dc:date>
    <meta:editing-duration>PT24S</meta:editing-duration>
    <meta:editing-cycles>1</meta:editing-cycles>
    <meta:document-statistic meta:table-count="0" meta:image-count="0" meta:object-count="0" meta:page-count="2" meta:paragraph-count="25" meta:word-count="234" meta:character-count="1236" meta:non-whitespace-character-count="993"/>
    <meta:generator>LibreOffice/5.1.2.2$MacOSX_X86_64 LibreOffice_project/d3bf12ecb743fc0d20e0be0c58ca359301eb705f</meta:generator>
  </office:meta>
</office:document-meta>
</file>